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c9211e" fo:font-weight="bold" style:font-weight-asian="bold" style:font-weight-complex="bold"/>
    </style:style>
    <style:style style:name="P2" style:family="paragraph" style:parent-style-name="Standard">
      <style:text-properties officeooo:paragraph-rsid="001b32e2"/>
    </style:style>
    <style:style style:name="P3" style:family="paragraph" style:parent-style-name="Standard">
      <style:text-properties officeooo:paragraph-rsid="001c438f"/>
    </style:style>
    <style:style style:name="P4" style:family="paragraph" style:parent-style-name="Standard">
      <style:text-properties officeooo:paragraph-rsid="0023b601"/>
    </style:style>
    <style:style style:name="P5" style:family="paragraph" style:parent-style-name="Standard">
      <style:text-properties officeooo:paragraph-rsid="0025ae49"/>
    </style:style>
    <style:style style:name="P6" style:family="paragraph" style:parent-style-name="Standard">
      <style:text-properties fo:font-weight="bold" style:font-weight-asian="bold" style:font-weight-complex="bold"/>
    </style:style>
    <style:style style:name="P7" style:family="paragraph" style:parent-style-name="Standard">
      <style:text-properties fo:font-weight="bold" officeooo:paragraph-rsid="001b32e2" style:font-weight-asian="bold" style:font-weight-complex="bold"/>
    </style:style>
    <style:style style:name="P8" style:family="paragraph" style:parent-style-name="Standard">
      <style:text-properties officeooo:paragraph-rsid="002f8459"/>
    </style:style>
    <style:style style:name="T1" style:family="text">
      <style:text-properties officeooo:rsid="001b32e2"/>
    </style:style>
    <style:style style:name="T2" style:family="text">
      <style:text-properties officeooo:rsid="001c438f"/>
    </style:style>
    <style:style style:name="T3" style:family="text">
      <style:text-properties officeooo:rsid="001d7fe1"/>
    </style:style>
    <style:style style:name="T4" style:family="text">
      <style:text-properties officeooo:rsid="001f2a6c"/>
    </style:style>
    <style:style style:name="T5" style:family="text">
      <style:text-properties officeooo:rsid="0022578a"/>
    </style:style>
    <style:style style:name="T6" style:family="text">
      <style:text-properties officeooo:rsid="0022b0df"/>
    </style:style>
    <style:style style:name="T7" style:family="text">
      <style:text-properties officeooo:rsid="0023b601"/>
    </style:style>
    <style:style style:name="T8" style:family="text">
      <style:text-properties officeooo:rsid="0024231a"/>
    </style:style>
    <style:style style:name="T9" style:family="text">
      <style:text-properties officeooo:rsid="002441bb"/>
    </style:style>
    <style:style style:name="T10" style:family="text">
      <style:text-properties officeooo:rsid="0025ae49"/>
    </style:style>
    <style:style style:name="T11" style:family="text">
      <style:text-properties officeooo:rsid="00291457"/>
    </style:style>
    <style:style style:name="T12" style:family="text">
      <style:text-properties officeooo:rsid="002adcb4"/>
    </style:style>
    <style:style style:name="T13" style:family="text">
      <style:text-properties officeooo:rsid="002c0c5e"/>
    </style:style>
    <style:style style:name="T14" style:family="text">
      <style:text-properties officeooo:rsid="002df452"/>
    </style:style>
    <style:style style:name="T15" style:family="text">
      <style:text-properties officeooo:rsid="002f845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RQUIVOS MODIFICADOS:</text:p>
      <text:p text:style-name="Standard"/>
      <text:p text:style-name="P6">app/AppKernel.php</text:p>
      <text:p text:style-name="P6"/>
      <text:p text:style-name="Standard">- <text:span text:style-name="T10">Registrar</text:span> classe do <text:span text:style-name="T8">novo </text:span>bundle:</text:p>
      <text:p text:style-name="Standard"/>
      <text:p text:style-name="Standard">new Urbem\StoreBundle\StoreBundle()</text:p>
      <text:p text:style-name="Standard"/>
      <text:p text:style-name="Standard">------------------------------------------------------------------------------------------</text:p>
      <text:p text:style-name="P6">app/Resources/translations/messages.pt_BR.yml</text:p>
      <text:p text:style-name="Standard"/>
      <text:p text:style-name="Standard">- <text:span text:style-name="T10">Adicionar</text:span> tradução <text:span text:style-name="T9">das labels</text:span>:</text:p>
      <text:p text:style-name="Standard"/>
      <text:p text:style-name="Standard"># StoreBundle</text:p>
      <text:p text:style-name="Standard">store:</text:p>
      <text:p text:style-name="Standard"><text:s text:c="4"/>management:</text:p>
      <text:p text:style-name="Standard"><text:tab/>home: Loja</text:p>
      <text:p text:style-name="Standard"><text:tab/>product: Produto</text:p>
      <text:p text:style-name="Standard"/>
      <text:p text:style-name="Standard">------------------------------------------------------------------------------------------</text:p>
      <text:p text:style-name="P6">app/config/common/config.yml</text:p>
      <text:p text:style-name="Standard"/>
      <text:p text:style-name="P8">- <text:span text:style-name="T10">Adicionar </text:span><text:span text:style-name="T15">o</text:span> novo <text:span text:style-name="T11">arquivo de</text:span> import<text:span text:style-name="T13">, </text:span><text:span text:style-name="T14">igual os demais que já possui nesse arquivo.</text:span></text:p>
      <text:p text:style-name="Standard"/>
      <text:p text:style-name="Standard">- { resource: "@StoreBundle/Resources/config/sonata.yml" }</text:p>
      <text:p text:style-name="Standard"/>
      <text:p text:style-name="Standard">------------------------------------------------------------------------------------------</text:p>
      <text:p text:style-name="P6">app/config/common/modules.yml</text:p>
      <text:p text:style-name="Standard"/>
      <text:p text:style-name="P5">- <text:span text:style-name="T10">Adicionar </text:span><text:span text:style-name="T12">o</text:span> novo módulo e ativ<text:span text:style-name="T13">á-lo, </text:span><text:span text:style-name="T14">igual os demais que já possui nesse arquivo.</text:span></text:p>
      <text:p text:style-name="Standard"/>
      <text:p text:style-name="Standard">parameters:</text:p>
      <text:p text:style-name="Standard"><text:s text:c="4"/>modules: { store: true }</text:p>
      <text:p text:style-name="Standard"/>
      <text:p text:style-name="Standard">------------------------------------------------------------------------------------------</text:p>
      <text:p text:style-name="P6">app/config/common/routing.yml</text:p>
      <text:p text:style-name="Standard"/>
      <text:p text:style-name="P5">- <text:span text:style-name="T10">Adicionar</text:span> nova rota do bundle no symfony.</text:p>
      <text:p text:style-name="Standard"/>
      <text:p text:style-name="Standard">store:</text:p>
      <text:p text:style-name="Standard"><text:s text:c="4"/>resource: "@StoreBundle/Resources/config/routing.yml"</text:p>
      <text:p text:style-name="Standard"><text:s text:c="4"/>prefix: <text:s text:c="2"/>/store</text:p>
      <text:p text:style-name="Standard"/>
      <text:p text:style-name="Standard">------------------------------------------------------------------------------------------</text:p>
      <text:p text:style-name="P6">src/Urbem/CoreBundle/Entity/Administracao/Modulo.php</text:p>
      <text:p text:style-name="Standard"/>
      <text:p text:style-name="Standard">- <text:span text:style-name="T10">Criar</text:span> constante com identificação do novo módulo</text:p>
      <text:p text:style-name="Standard">const MODULO_STORE = 99;</text:p>
      <text:p text:style-name="Standard"/>
      <text:p text:style-name="Standard">- <text:span text:style-name="T10">Adicinar</text:span> novo módulo na lista do método “public static function getListModulesAvailable()”</text:p>
      <text:p text:style-name="Standard">[</text:p>
      <text:p text:style-name="Standard"><text:tab/>'title' =&gt; 'Loja',</text:p>
      <text:p text:style-name="Standard"><text:soft-page-break/><text:tab/>'name' =&gt; 'store',</text:p>
      <text:p text:style-name="Standard"><text:tab/>'route' =&gt; 'store',</text:p>
      <text:p text:style-name="Standard"><text:tab/>'icon' <text:s/>=&gt; 'add_shopping_cart'</text:p>
      <text:p text:style-name="Standard">],</text:p>
      <text:p text:style-name="Standard"/>
      <text:p text:style-name="Standard">------------------------------------------------------------------------------------------</text:p>
      <text:p text:style-name="Standard"/>
      <text:p text:style-name="P1">ARQUIVOS CRIADOS:</text:p>
      <text:p text:style-name="Standard"/>
      <text:p text:style-name="P6">app/DoctrineMigrations/Version20210422211122.php</text:p>
      <text:p text:style-name="P6"/>
      <text:p text:style-name="P6">src/Urbem/CoreBundle/Entity/Management/</text:p>
      <text:p text:style-name="Standard"><text:tab/>- <text:span text:style-name="T1">Product.php</text:span></text:p>
      <text:p text:style-name="Standard"/>
      <text:p text:style-name="P6">src/Urbem/CoreBundle/Model/Management/</text:p>
      <text:p text:style-name="Standard"><text:tab/>- <text:span text:style-name="T1">ProductModel.php</text:span></text:p>
      <text:p text:style-name="Standard"/>
      <text:p text:style-name="P6">src/Urbem/CoreBundle/Repository/Management/</text:p>
      <text:p text:style-name="Standard"><text:tab/>- <text:span text:style-name="T1">ProductRepository.php</text:span></text:p>
      <text:p text:style-name="Standard"><text:tab/></text:p>
      <text:p text:style-name="P7">src/Urbem/CoreBundle/Resources/config/doctrine/</text:p>
      <text:p text:style-name="P2"><text:tab/>- Management.Product.orm.yml</text:p>
      <text:p text:style-name="P2"/>
      <text:p text:style-name="P6">src/Urbem/StoreBundle/</text:p>
      <text:p text:style-name="Standard"><text:tab/>- StoreBundle.php</text:p>
      <text:p text:style-name="Standard"><text:tab/>- <text:span text:style-name="T2">Controller/</text:span></text:p>
      <text:p text:style-name="P4"><text:tab/><text:tab/>- <text:span text:style-name="T7">Home</text:span><text:span text:style-name="T3">Controller.php</text:span></text:p>
      <text:p text:style-name="Standard"><text:tab/><text:tab/>- <text:span text:style-name="T3">Management/</text:span></text:p>
      <text:p text:style-name="Standard"><text:tab/><text:tab/><text:tab/>- <text:span text:style-name="T3">ProductController.php</text:span></text:p>
      <text:p text:style-name="P3"><text:tab/>- <text:span text:style-name="T2">Form/</text:span></text:p>
      <text:p text:style-name="P3"><text:tab/>- <text:span text:style-name="T2">Helper/</text:span></text:p>
      <text:p text:style-name="Standard"><text:tab/>- Resources/</text:p>
      <text:p text:style-name="Standard"><text:tab/><text:tab/>- public/</text:p>
      <text:p text:style-name="Standard"><text:tab/><text:tab/><text:tab/>- <text:span text:style-name="T3">css/</text:span></text:p>
      <text:p text:style-name="Standard"><text:tab/><text:tab/><text:tab/>- <text:span text:style-name="T3">javascripts/</text:span></text:p>
      <text:p text:style-name="Standard"><text:tab/><text:tab/><text:tab/><text:tab/>- <text:span text:style-name="T5">product.js</text:span></text:p>
      <text:p text:style-name="Standard"><text:tab/><text:tab/><text:tab/>- <text:span text:style-name="T3">images/</text:span></text:p>
      <text:p text:style-name="Standard"><text:tab/><text:tab/>- templates/</text:p>
      <text:p text:style-name="Standard"><text:tab/><text:tab/>- views/</text:p>
      <text:p text:style-name="Standard"><text:tab/><text:tab/><text:tab/>- <text:s/><text:span text:style-name="T4">Home/</text:span></text:p>
      <text:p text:style-name="Standard"><text:tab/><text:tab/><text:tab/><text:tab/>- <text:span text:style-name="T6">index</text:span><text:span text:style-name="T4">.html.twig</text:span></text:p>
      <text:p text:style-name="Standard"><text:tab/><text:tab/><text:tab/>- <text:span text:style-name="T4">Sonata/</text:span></text:p>
      <text:p text:style-name="Standard"><text:tab/><text:tab/>- config/</text:p>
      <text:p text:style-name="Standard"><text:tab/><text:tab/><text:tab/>- routing/</text:p>
      <text:p text:style-name="Standard"><text:tab/><text:tab/><text:tab/><text:tab/>- Management/</text:p>
      <text:p text:style-name="Standard"><text:tab/><text:tab/><text:tab/><text:tab/><text:tab/>- store_management_product.yml</text:p>
      <text:p text:style-name="Standard"><text:tab/><text:tab/><text:tab/>- Sonata/</text:p>
      <text:p text:style-name="Standard"><text:tab/><text:tab/><text:tab/><text:tab/>- Management/</text:p>
      <text:p text:style-name="Standard"><text:tab/><text:tab/><text:tab/><text:tab/><text:tab/>- ProductAdmin.php</text:p>
      <text:p text:style-name="Standard"><text:tab/><text:tab/><text:tab/>- routing.yml</text:p>
      <text:p text:style-name="Standard"><text:tab/><text:tab/><text:tab/>- services.yml</text:p>
      <text:p text:style-name="Standard"><text:tab/><text:tab/><text:tab/>- sonata.yml</text:p>
      <text:p text:style-name="Standard"><text:soft-page-break/><text:tab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3T11:16:17.681246470</meta:creation-date>
    <dc:date>2021-05-03T12:34:53.557629522</dc:date>
    <meta:editing-duration>PT34M18S</meta:editing-duration>
    <meta:editing-cycles>19</meta:editing-cycles>
    <meta:generator>LibreOffice/6.4.7.2$Linux_X86_64 LibreOffice_project/40$Build-2</meta:generator>
    <meta:document-statistic meta:table-count="0" meta:image-count="0" meta:object-count="0" meta:page-count="3" meta:paragraph-count="80" meta:word-count="199" meta:character-count="2346" meta:non-whitespace-character-count="2117"/>
  </office:meta>
</office:document-meta>
</file>